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2345" officeooo:paragraph-rsid="001423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just a Test document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ph Soika</meta:initial-creator>
    <meta:creation-date>2021-05-06T16:11:41.435840204</meta:creation-date>
    <dc:date>2021-05-06T16:12:15.026996156</dc:date>
    <dc:creator>Ralph Soika</dc:creator>
    <meta:editing-duration>PT34S</meta:editing-duration>
    <meta:editing-cycles>1</meta:editing-cycles>
    <meta:document-statistic meta:table-count="0" meta:image-count="0" meta:object-count="0" meta:page-count="1" meta:paragraph-count="1" meta:word-count="6" meta:character-count="33" meta:non-whitespace-character-count="28"/>
    <meta:generator>LibreOffice/6.1.5.2$Linux_X86_64 LibreOffice_project/10$Build-2</meta:generator>
  </office:meta>
</office:document-meta>
</file>